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9.173cm" fo:min-width="11.066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25cm" fo:min-width="0.291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25cm" fo:min-width="4.023cm" fo:padding-top="0.139cm" fo:padding-bottom="0.139cm" fo:padding-left="0.264cm" fo:padding-right="0.264cm" style:writing-mode="lr-tb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952cm" fo:min-width="3.939cm" fo:padding-top="0.139cm" fo:padding-bottom="0.139cm" fo:padding-left="0.264cm" fo:padding-right="0.264cm" style:writing-mode="lr-tb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403cm" fo:min-width="4.16cm" fo:padding-top="0.139cm" fo:padding-bottom="0.139cm" fo:padding-left="0.264cm" fo:padding-right="0.264cm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81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25cm" fo:min-width="4.054cm" fo:padding-top="0.139cm" fo:padding-bottom="0.139cm" fo:padding-left="0.264cm" fo:padding-right="0.264cm" style:writing-mode="lr-tb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039cm" fo:min-width="3.939cm" fo:padding-top="0.139cm" fo:padding-bottom="0.139cm" fo:padding-left="0.264cm" fo:padding-right="0.264cm" style:writing-mode="lr-tb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86cm" fo:min-width="7.368cm"/>
      <style:paragraph-properties style:writing-mode="lr-tb"/>
    </style:style>
    <style:style style:name="gr14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/>
    </style:style>
    <style:style style:name="gr15" style:family="graphic" style:parent-style-name="standard">
      <style:graphic-properties draw:fill="none" draw:fill-color="#000000" loext:fill-use-slide-background="false" draw:textarea-horizontal-align="justify" draw:textarea-vertical-align="middle" draw:auto-grow-height="false" fo:min-height="7.617cm" fo:min-width="0.1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stroke="dash" draw:stroke-dash="Double_20_Dash_20__28_Rounded_29_" draw:marker-end="Arrowheads_20_3" draw:marker-end-width="0.3cm" svg:stroke-linecap="round" draw:fill="none" draw:textarea-vertical-align="middle"/>
      <style:paragraph-properties style:writing-mode="lr-tb"/>
    </style:style>
    <style:style style:name="gr20" style:family="graphic" style:parent-style-name="standard">
      <style:graphic-properties draw:fill="none" draw:fill-color="#000000" loext:fill-use-slide-background="false" draw:textarea-horizontal-align="justify" draw:textarea-vertical-align="middle" draw:auto-grow-height="false" fo:min-height="1.991cm" fo:min-width="0.036cm"/>
    </style:style>
    <style:style style:name="gr21" style:family="graphic" style:parent-style-name="standard">
      <style:graphic-properties draw:fill="none" draw:fill-color="#000000" loext:fill-use-slide-background="false" draw:textarea-horizontal-align="justify" draw:textarea-vertical-align="middle" draw:auto-grow-height="false" fo:min-height="1.729cm" fo:min-width="0.0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07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7.5pt"/>
    </style:style>
    <style:style style:name="P3" style:family="paragraph">
      <loext:graphic-properties draw:fill="none"/>
      <style:paragraph-properties fo:text-align="center" style:writing-mode="lr-tb"/>
      <style:text-properties fo:font-size="17.5pt"/>
    </style:style>
    <style:style style:name="P4" style:family="paragraph">
      <style:text-properties fo:font-size="17.5pt"/>
    </style:style>
    <style:style style:name="P5" style:family="paragraph">
      <loext:graphic-properties draw:fill="none" draw:fill-color="#ffffff"/>
      <style:text-properties fo:font-size="17.5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1.594cm" svg:height="19.451cm" svg:x="14.683cm" svg:y="5.02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4.683cm" svg:y1="5.953cm" svg:x2="21.349cm" svg:y2="5.953cm">
            <text:p/>
          </draw:line>
          <draw:line draw:style-name="gr3" draw:text-style-name="P1" draw:layer="layout" svg:x1="21.64cm" svg:y1="5.027cm" svg:x2="21.64cm" svg:y2="5.644cm">
            <text:p/>
          </draw:line>
          <draw:line draw:style-name="gr3" draw:text-style-name="P1" draw:layer="layout" svg:x1="21.349cm" svg:y1="5.953cm" svg:x2="21.639cm" svg:y2="5.644cm">
            <text:p/>
          </draw:line>
        </draw:g>
        <draw:g draw:style-name="gr1">
          <draw:custom-shape draw:style-name="gr4" draw:text-style-name="P1" draw:layer="layout" svg:width="1.119cm" svg:height="1.235cm" svg:x="12.165cm" svg:y="10.5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1" draw:layer="layout" svg:x1="12.725cm" svg:y1="11.819cm" svg:x2="12.725cm" svg:y2="13.362cm">
              <text:p/>
            </draw:line>
            <draw:line draw:style-name="gr5" draw:text-style-name="P1" draw:layer="layout" svg:x1="12.165cm" svg:y1="12.436cm" svg:x2="13.564cm" svg:y2="12.436cm">
              <text:p/>
            </draw:line>
            <draw:line draw:style-name="gr5" draw:text-style-name="P1" draw:layer="layout" svg:x1="12.725cm" svg:y1="13.362cm" svg:x2="11.885cm" svg:y2="14.289cm">
              <text:p/>
            </draw:line>
            <draw:line draw:style-name="gr5" draw:text-style-name="P1" draw:layer="layout" svg:x1="12.725cm" svg:y1="13.362cm" svg:x2="13.565cm" svg:y2="14.289cm">
              <text:p/>
            </draw:line>
          </draw:g>
        </draw:g>
        <draw:custom-shape draw:style-name="gr6" draw:text-style-name="P3" draw:layer="layout" svg:width="6.435cm" svg:height="2.16cm" svg:x="16.642cm" svg:y="7.188cm">
          <text:p text:style-name="P2">Login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6.317cm" svg:height="1.738cm" svg:x="17.017cm" svg:y="9.662cm">
          <text:p text:style-name="P2">Find Restaur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628cm" svg:height="2.375cm" svg:x="16.589cm" svg:y="16.322cm">
          <text:p text:style-name="P2">Ready F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435cm" svg:height="2.16cm" svg:x="16.642cm" svg:y="19.066cm">
          <text:p text:style-name="P2">Make 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435cm" svg:height="2.16cm" svg:x="16.642cm" svg:y="21.391cm">
          <text:p text:style-name="P2">Take 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958cm" svg:height="1.235cm" svg:x="11.886cm" svg:y="14.598cm">
          <draw:text-box>
            <text:p text:style-name="P4">user</text:p>
          </draw:text-box>
        </draw:frame>
        <draw:g draw:style-name="gr1">
          <draw:custom-shape draw:style-name="gr4" draw:text-style-name="P1" draw:layer="layout" svg:width="1.119cm" svg:height="1.235cm" svg:x="27.584cm" svg:y="8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1" draw:layer="layout" svg:x1="28.144cm" svg:y1="9.604cm" svg:x2="28.144cm" svg:y2="11.147cm">
              <text:p/>
            </draw:line>
            <draw:line draw:style-name="gr5" draw:text-style-name="P1" draw:layer="layout" svg:x1="27.584cm" svg:y1="10.221cm" svg:x2="28.983cm" svg:y2="10.221cm">
              <text:p/>
            </draw:line>
            <draw:line draw:style-name="gr5" draw:text-style-name="P1" draw:layer="layout" svg:x1="28.144cm" svg:y1="11.147cm" svg:x2="27.304cm" svg:y2="12.074cm">
              <text:p/>
            </draw:line>
            <draw:line draw:style-name="gr5" draw:text-style-name="P1" draw:layer="layout" svg:x1="28.144cm" svg:y1="11.147cm" svg:x2="28.984cm" svg:y2="12.074cm">
              <text:p/>
            </draw:line>
          </draw:g>
        </draw:g>
        <draw:frame draw:style-name="gr10" draw:text-style-name="P5" draw:layer="layout" svg:width="3.803cm" svg:height="1.631cm" svg:x="26.435cm" svg:y="12.436cm">
          <draw:text-box>
            <text:p text:style-name="P4">Restaurant</text:p>
          </draw:text-box>
        </draw:frame>
        <draw:line draw:style-name="gr5" draw:text-style-name="P1" draw:layer="layout" svg:x1="16.642cm" svg:y1="8.114cm" svg:x2="13.844cm" svg:y2="12.746cm">
          <text:p/>
        </draw:line>
        <draw:line draw:style-name="gr5" draw:text-style-name="P1" draw:layer="layout" svg:x1="17.072cm" svg:y1="10.811cm" svg:x2="13.844cm" svg:y2="13.054cm">
          <text:p/>
        </draw:line>
        <draw:line draw:style-name="gr5" draw:text-style-name="P1" draw:layer="layout" svg:x1="16.642cm" svg:y1="19.991cm" svg:x2="13.844cm" svg:y2="14.434cm">
          <text:p/>
        </draw:line>
        <draw:line draw:style-name="gr5" draw:text-style-name="P1" draw:layer="layout" svg:x1="26.715cm" svg:y1="10.276cm" svg:x2="23.078cm" svg:y2="8.114cm">
          <text:p/>
        </draw:line>
        <draw:line draw:style-name="gr5" draw:text-style-name="P1" draw:layer="layout" svg:x1="26.866cm" svg:y1="11.239cm" svg:x2="23.206cm" svg:y2="17.499cm">
          <text:p/>
        </draw:line>
        <draw:line draw:style-name="gr5" draw:text-style-name="P1" draw:layer="layout" svg:x1="26.436cm" svg:y1="12.436cm" svg:x2="23.078cm" svg:y2="22.316cm">
          <text:p/>
        </draw:line>
        <draw:frame draw:style-name="gr10" draw:text-style-name="P5" draw:layer="layout" svg:width="8.611cm" svg:height="1.631cm" svg:x="14.684cm" svg:y="5.026cm">
          <draw:text-box>
            <text:p text:style-name="P4">USD: Restaurant Finder</text:p>
          </draw:text-box>
        </draw:frame>
        <draw:custom-shape draw:style-name="gr11" draw:text-style-name="P3" draw:layer="layout" svg:width="6.478cm" svg:height="2.16cm" svg:x="16.749cm" svg:y="13.915cm">
          <text:p text:style-name="P2">Accept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813cm" svg:y1="10.758cm" svg:x2="23.227cm" svg:y2="15.093cm">
          <text:p/>
        </draw:line>
        <draw:custom-shape draw:style-name="gr12" draw:text-style-name="P3" draw:layer="layout" svg:width="6.317cm" svg:height="1.861cm" svg:x="17.024cm" svg:y="11.721cm">
          <text:p text:style-name="P2">Place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965cm" svg:y1="12.738cm" svg:x2="13.851cm" svg:y2="14.065cm">
          <text:p/>
        </draw:line>
      </draw:page>
      <draw:page draw:name="page2" draw:style-name="dp1" draw:master-page-name="Default">
        <draw:g draw:style-name="gr1">
          <draw:custom-shape draw:style-name="gr4" draw:text-style-name="P1" draw:layer="layout" svg:width="1.119cm" svg:height="1.235cm" svg:x="8.686cm" svg:y="4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1" draw:layer="layout" svg:x1="9.246cm" svg:y1="5.931cm" svg:x2="9.246cm" svg:y2="7.474cm">
              <text:p/>
            </draw:line>
            <draw:line draw:style-name="gr5" draw:text-style-name="P1" draw:layer="layout" svg:x1="8.686cm" svg:y1="6.548cm" svg:x2="10.085cm" svg:y2="6.548cm">
              <text:p/>
            </draw:line>
            <draw:line draw:style-name="gr5" draw:text-style-name="P1" draw:layer="layout" svg:x1="9.246cm" svg:y1="7.474cm" svg:x2="8.406cm" svg:y2="8.401cm">
              <text:p/>
            </draw:line>
            <draw:line draw:style-name="gr5" draw:text-style-name="P1" draw:layer="layout" svg:x1="9.246cm" svg:y1="7.474cm" svg:x2="10.086cm" svg:y2="8.401cm">
              <text:p/>
            </draw:line>
          </draw:g>
        </draw:g>
        <draw:custom-shape draw:style-name="gr13" draw:text-style-name="P7" draw:layer="layout" svg:width="7.868cm" svg:height="2.836cm" svg:x="19.106cm" svg:y="5.513cm">
          <text:p text:style-name="P6">: Admin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152cm" svg:y1="9.634cm" svg:x2="9.259cm" svg:y2="25.208cm">
          <text:p/>
        </draw:line>
        <draw:line draw:style-name="gr14" draw:text-style-name="P1" draw:layer="layout" svg:x1="23.496cm" svg:y1="9.42cm" svg:x2="23.603cm" svg:y2="24.994cm">
          <text:p/>
        </draw:line>
        <draw:custom-shape draw:style-name="gr15" draw:text-style-name="P8" draw:layer="layout" svg:width="0.696cm" svg:height="7.867cm" svg:x="8.885cm" svg:y="11.186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569cm" svg:height="0.962cm" svg:x="8.027cm" svg:y="8.562cm">
          <draw:text-box>
            <text:p>: User</text:p>
          </draw:text-box>
        </draw:frame>
        <draw:line draw:style-name="gr17" draw:text-style-name="P1" draw:layer="layout" svg:x1="9.901cm" svg:y1="11.721cm" svg:x2="22.96cm" svg:y2="11.614cm">
          <text:p text:style-name="P6">Add Food Items to cart</text:p>
          <text:p text:style-name="P6"/>
        </draw:line>
        <draw:line draw:style-name="gr18" draw:text-style-name="P1" draw:layer="layout" svg:x1="10.061cm" svg:y1="16.89cm" svg:x2="23.013cm" svg:y2="16.837cm">
          <text:p text:style-name="P6">Place Order</text:p>
          <text:p text:style-name="P6"/>
        </draw:line>
        <draw:line draw:style-name="gr19" draw:text-style-name="P1" draw:layer="layout" svg:x1="22.953cm" svg:y1="17.949cm" svg:x2="10.108cm" svg:y2="18.056cm">
          <text:p text:style-name="P6"/>
        </draw:line>
        <draw:custom-shape draw:style-name="gr20" draw:text-style-name="P8" draw:layer="layout" svg:width="0.536cm" svg:height="2.241cm" svg:x="23.234cm" svg:y="11.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536cm" svg:height="1.979cm" svg:x="23.234cm" svg:y="16.323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5.294cm" svg:height="1.673cm" svg:x="14.237cm" svg:y="17.125cm">
          <draw:text-box>
            <text:p>Order Processed</text:p>
            <text:p/>
          </draw:text-box>
        </draw:frame>
        <draw:line draw:style-name="gr19" draw:text-style-name="P1" draw:layer="layout" svg:x1="22.847cm" svg:y1="13.678cm" svg:x2="10.002cm" svg:y2="13.785cm">
          <text:p text:style-name="P6"/>
        </draw:line>
        <draw:frame draw:style-name="gr23" draw:text-style-name="P11" draw:layer="layout" svg:width="4.274cm" svg:height="0.962cm" svg:x="14.236cm" svg:y="12.844cm">
          <draw:text-box>
            <text:p text:style-name="P10">Added to car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2.54cm" fo:margin-right="2.54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28:58.243000000</meta:creation-date>
    <dc:date>2023-07-19T12:14:21.185088664</dc:date>
    <meta:editing-duration>PT50M43S</meta:editing-duration>
    <meta:editing-cycles>5</meta:editing-cycles>
    <meta:generator>LibreOffice/7.5.4.2$MacOSX_X86_64 LibreOffice_project/36ccfdc35048b057fd9854c757a8b67ec53977b6</meta:generator>
    <meta:document-statistic meta:object-count="57"/>
  </office:meta>
</office:document-meta>
</file>